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AJ <text:s text:c="2"/></text:p>
          </table:table-cell>
          <table:table-cell office:value-type="string">
            <text:p><text:s/>Code Postal </text:p>
          </table:table-cell>
          <table:table-cell/>
        </table:table-row>
        <table:table-row table:style-name="ro1">
          <table:table-cell office:value-type="string">
            <text:p>AGEN</text:p>
          </table:table-cell>
          <table:table-cell office:value-type="float" office:value="47000">
            <text:p>47000</text:p>
          </table:table-cell>
          <table:table-cell table:formula="of:=CONCATENATE(&quot;insert into villes values(default,'&quot;;[.A2];&quot;', &quot;;[.B2];&quot;) ;&quot;)" office:value-type="string" office:string-value="insert into villes values(default,'AGEN', 47000) ;">
            <text:p>insert into villes values(default,'AGEN', 47000) ;</text:p>
          </table:table-cell>
        </table:table-row>
        <table:table-row table:style-name="ro1">
          <table:table-cell office:value-type="string">
            <text:p>AJACCIO</text:p>
          </table:table-cell>
          <table:table-cell office:value-type="float" office:value="20090">
            <text:p>20090</text:p>
          </table:table-cell>
          <table:table-cell table:formula="of:=CONCATENATE(&quot;insert into villes values(default,'&quot;;[.A3];&quot;', &quot;;[.B3];&quot;) ;&quot;)" office:value-type="string" office:string-value="insert into villes values(default,'AJACCIO', 20090) ;">
            <text:p>insert into villes values(default,'AJACCIO', 20090) ;</text:p>
          </table:table-cell>
        </table:table-row>
        <table:table-row table:style-name="ro1">
          <table:table-cell office:value-type="string">
            <text:p>ALENCON</text:p>
          </table:table-cell>
          <table:table-cell office:value-type="float" office:value="61000">
            <text:p>61000</text:p>
          </table:table-cell>
          <table:table-cell table:formula="of:=CONCATENATE(&quot;insert into villes values(default,'&quot;;[.A4];&quot;', &quot;;[.B4];&quot;) ;&quot;)" office:value-type="string" office:string-value="insert into villes values(default,'ALENCON', 61000) ;">
            <text:p>insert into villes values(default,'ALENCON', 61000) ;</text:p>
          </table:table-cell>
        </table:table-row>
        <table:table-row table:style-name="ro1">
          <table:table-cell office:value-type="string">
            <text:p>AMIENS</text:p>
          </table:table-cell>
          <table:table-cell office:value-type="float" office:value="80090">
            <text:p>80090</text:p>
          </table:table-cell>
          <table:table-cell table:formula="of:=CONCATENATE(&quot;insert into villes values(default,'&quot;;[.A5];&quot;', &quot;;[.B5];&quot;) ;&quot;)" office:value-type="string" office:string-value="insert into villes values(default,'AMIENS', 80090) ;">
            <text:p>insert into villes values(default,'AMIENS', 80090) ;</text:p>
          </table:table-cell>
        </table:table-row>
        <table:table-row table:style-name="ro1">
          <table:table-cell office:value-type="string">
            <text:p>ANGERS</text:p>
          </table:table-cell>
          <table:table-cell office:value-type="float" office:value="49000">
            <text:p>49000</text:p>
          </table:table-cell>
          <table:table-cell table:formula="of:=CONCATENATE(&quot;insert into villes values(default,'&quot;;[.A6];&quot;', &quot;;[.B6];&quot;) ;&quot;)" office:value-type="string" office:string-value="insert into villes values(default,'ANGERS', 49000) ;">
            <text:p>insert into villes values(default,'ANGERS', 49000) ;</text:p>
          </table:table-cell>
        </table:table-row>
        <table:table-row table:style-name="ro1">
          <table:table-cell office:value-type="string">
            <text:p>ANGOULEME</text:p>
          </table:table-cell>
          <table:table-cell office:value-type="float" office:value="16000">
            <text:p>16000</text:p>
          </table:table-cell>
          <table:table-cell table:formula="of:=CONCATENATE(&quot;insert into villes values(default,'&quot;;[.A7];&quot;', &quot;;[.B7];&quot;) ;&quot;)" office:value-type="string" office:string-value="insert into villes values(default,'ANGOULEME', 16000) ;">
            <text:p>insert into villes values(default,'ANGOULEME', 16000) ;</text:p>
          </table:table-cell>
        </table:table-row>
        <table:table-row table:style-name="ro1">
          <table:table-cell office:value-type="string">
            <text:p>ANNECY</text:p>
          </table:table-cell>
          <table:table-cell office:value-type="float" office:value="74000">
            <text:p>74000</text:p>
          </table:table-cell>
          <table:table-cell table:formula="of:=CONCATENATE(&quot;insert into villes values(default,'&quot;;[.A8];&quot;', &quot;;[.B8];&quot;) ;&quot;)" office:value-type="string" office:string-value="insert into villes values(default,'ANNECY', 74000) ;">
            <text:p>insert into villes values(default,'ANNECY', 74000) ;</text:p>
          </table:table-cell>
        </table:table-row>
        <table:table-row table:style-name="ro1">
          <table:table-cell office:value-type="string">
            <text:p>ARRAS</text:p>
          </table:table-cell>
          <table:table-cell office:value-type="float" office:value="62000">
            <text:p>62000</text:p>
          </table:table-cell>
          <table:table-cell table:formula="of:=CONCATENATE(&quot;insert into villes values(default,'&quot;;[.A9];&quot;', &quot;;[.B9];&quot;) ;&quot;)" office:value-type="string" office:string-value="insert into villes values(default,'ARRAS', 62000) ;">
            <text:p>insert into villes values(default,'ARRAS', 62000) ;</text:p>
          </table:table-cell>
        </table:table-row>
        <table:table-row table:style-name="ro1">
          <table:table-cell office:value-type="string">
            <text:p>AUCH</text:p>
          </table:table-cell>
          <table:table-cell office:value-type="float" office:value="32810">
            <text:p>32810</text:p>
          </table:table-cell>
          <table:table-cell table:formula="of:=CONCATENATE(&quot;insert into villes values(default,'&quot;;[.A10];&quot;', &quot;;[.B10];&quot;) ;&quot;)" office:value-type="string" office:string-value="insert into villes values(default,'AUCH', 32810) ;">
            <text:p>insert into villes values(default,'AUCH', 32810) ;</text:p>
          </table:table-cell>
        </table:table-row>
        <table:table-row table:style-name="ro1">
          <table:table-cell office:value-type="string">
            <text:p>AURILLAC</text:p>
          </table:table-cell>
          <table:table-cell office:value-type="float" office:value="15000">
            <text:p>15000</text:p>
          </table:table-cell>
          <table:table-cell table:formula="of:=CONCATENATE(&quot;insert into villes values(default,'&quot;;[.A11];&quot;', &quot;;[.B11];&quot;) ;&quot;)" office:value-type="string" office:string-value="insert into villes values(default,'AURILLAC', 15000) ;">
            <text:p>insert into villes values(default,'AURILLAC', 15000) ;</text:p>
          </table:table-cell>
        </table:table-row>
        <table:table-row table:style-name="ro1">
          <table:table-cell office:value-type="string">
            <text:p>AUXERRE</text:p>
          </table:table-cell>
          <table:table-cell office:value-type="float" office:value="89000">
            <text:p>89000</text:p>
          </table:table-cell>
          <table:table-cell table:formula="of:=CONCATENATE(&quot;insert into villes values(default,'&quot;;[.A12];&quot;', &quot;;[.B12];&quot;) ;&quot;)" office:value-type="string" office:string-value="insert into villes values(default,'AUXERRE', 89000) ;">
            <text:p>insert into villes values(default,'AUXERRE', 89000) ;</text:p>
          </table:table-cell>
        </table:table-row>
        <table:table-row table:style-name="ro1">
          <table:table-cell office:value-type="string">
            <text:p>AVIGNON</text:p>
          </table:table-cell>
          <table:table-cell office:value-type="float" office:value="84000">
            <text:p>84000</text:p>
          </table:table-cell>
          <table:table-cell table:formula="of:=CONCATENATE(&quot;insert into villes values(default,'&quot;;[.A13];&quot;', &quot;;[.B13];&quot;) ;&quot;)" office:value-type="string" office:string-value="insert into villes values(default,'AVIGNON', 84000) ;">
            <text:p>insert into villes values(default,'AVIGNON', 84000) ;</text:p>
          </table:table-cell>
        </table:table-row>
        <table:table-row table:style-name="ro1">
          <table:table-cell office:value-type="string">
            <text:p>BAR LE DUC</text:p>
          </table:table-cell>
          <table:table-cell office:value-type="float" office:value="55000">
            <text:p>55000</text:p>
          </table:table-cell>
          <table:table-cell table:formula="of:=CONCATENATE(&quot;insert into villes values(default,'&quot;;[.A14];&quot;', &quot;;[.B14];&quot;) ;&quot;)" office:value-type="string" office:string-value="insert into villes values(default,'BAR LE DUC', 55000) ;">
            <text:p>insert into villes values(default,'BAR LE DUC', 55000) ;</text:p>
          </table:table-cell>
        </table:table-row>
        <table:table-row table:style-name="ro1">
          <table:table-cell office:value-type="string">
            <text:p>BASTIA</text:p>
          </table:table-cell>
          <table:table-cell office:value-type="float" office:value="20600">
            <text:p>20600</text:p>
          </table:table-cell>
          <table:table-cell table:formula="of:=CONCATENATE(&quot;insert into villes values(default,'&quot;;[.A15];&quot;', &quot;;[.B15];&quot;) ;&quot;)" office:value-type="string" office:string-value="insert into villes values(default,'BASTIA', 20600) ;">
            <text:p>insert into villes values(default,'BASTIA', 20600) ;</text:p>
          </table:table-cell>
        </table:table-row>
        <table:table-row table:style-name="ro1">
          <table:table-cell office:value-type="string">
            <text:p>BEAUVAIS</text:p>
          </table:table-cell>
          <table:table-cell office:value-type="float" office:value="60155">
            <text:p>60155</text:p>
          </table:table-cell>
          <table:table-cell table:formula="of:=CONCATENATE(&quot;insert into villes values(default,'&quot;;[.A16];&quot;', &quot;;[.B16];&quot;) ;&quot;)" office:value-type="string" office:string-value="insert into villes values(default,'BEAUVAIS', 60155) ;">
            <text:p>insert into villes values(default,'BEAUVAIS', 60155) ;</text:p>
          </table:table-cell>
        </table:table-row>
        <table:table-row table:style-name="ro1">
          <table:table-cell office:value-type="string">
            <text:p>BELFORT</text:p>
          </table:table-cell>
          <table:table-cell office:value-type="float" office:value="90000">
            <text:p>90000</text:p>
          </table:table-cell>
          <table:table-cell table:formula="of:=CONCATENATE(&quot;insert into villes values(default,'&quot;;[.A17];&quot;', &quot;;[.B17];&quot;) ;&quot;)" office:value-type="string" office:string-value="insert into villes values(default,'BELFORT', 90000) ;">
            <text:p>insert into villes values(default,'BELFORT', 90000) ;</text:p>
          </table:table-cell>
        </table:table-row>
        <table:table-row table:style-name="ro1">
          <table:table-cell office:value-type="string">
            <text:p>BESANCON</text:p>
          </table:table-cell>
          <table:table-cell office:value-type="float" office:value="25000">
            <text:p>25000</text:p>
          </table:table-cell>
          <table:table-cell table:formula="of:=CONCATENATE(&quot;insert into villes values(default,'&quot;;[.A18];&quot;', &quot;;[.B18];&quot;) ;&quot;)" office:value-type="string" office:string-value="insert into villes values(default,'BESANCON', 25000) ;">
            <text:p>insert into villes values(default,'BESANCON', 25000) ;</text:p>
          </table:table-cell>
        </table:table-row>
        <table:table-row table:style-name="ro1">
          <table:table-cell office:value-type="string">
            <text:p>BLOIS</text:p>
          </table:table-cell>
          <table:table-cell office:value-type="float" office:value="41000">
            <text:p>41000</text:p>
          </table:table-cell>
          <table:table-cell table:formula="of:=CONCATENATE(&quot;insert into villes values(default,'&quot;;[.A19];&quot;', &quot;;[.B19];&quot;) ;&quot;)" office:value-type="string" office:string-value="insert into villes values(default,'BLOIS', 41000) ;">
            <text:p>insert into villes values(default,'BLOIS', 41000) ;</text:p>
          </table:table-cell>
        </table:table-row>
        <table:table-row table:style-name="ro1">
          <table:table-cell office:value-type="string">
            <text:p>BOBIGNY</text:p>
          </table:table-cell>
          <table:table-cell office:value-type="float" office:value="93000">
            <text:p>93000</text:p>
          </table:table-cell>
          <table:table-cell table:formula="of:=CONCATENATE(&quot;insert into villes values(default,'&quot;;[.A20];&quot;', &quot;;[.B20];&quot;) ;&quot;)" office:value-type="string" office:string-value="insert into villes values(default,'BOBIGNY', 93000) ;">
            <text:p>insert into villes values(default,'BOBIGNY', 93000) ;</text:p>
          </table:table-cell>
        </table:table-row>
        <table:table-row table:style-name="ro1">
          <table:table-cell office:value-type="string">
            <text:p>BORDEAUX</text:p>
          </table:table-cell>
          <table:table-cell office:value-type="float" office:value="33300">
            <text:p>33300</text:p>
          </table:table-cell>
          <table:table-cell table:formula="of:=CONCATENATE(&quot;insert into villes values(default,'&quot;;[.A21];&quot;', &quot;;[.B21];&quot;) ;&quot;)" office:value-type="string" office:string-value="insert into villes values(default,'BORDEAUX', 33300) ;">
            <text:p>insert into villes values(default,'BORDEAUX', 33300) ;</text:p>
          </table:table-cell>
        </table:table-row>
        <table:table-row table:style-name="ro1">
          <table:table-cell office:value-type="string">
            <text:p>BOURG EN BRESSE</text:p>
          </table:table-cell>
          <table:table-cell office:value-type="float" office:value="1000">
            <text:p>1000</text:p>
          </table:table-cell>
          <table:table-cell table:formula="of:=CONCATENATE(&quot;insert into villes values(default,'&quot;;[.A22];&quot;', &quot;;[.B22];&quot;) ;&quot;)" office:value-type="string" office:string-value="insert into villes values(default,'BOURG EN BRESSE', 1000) ;">
            <text:p>insert into villes values(default,'BOURG EN BRESSE', 1000) ;</text:p>
          </table:table-cell>
        </table:table-row>
        <table:table-row table:style-name="ro1">
          <table:table-cell office:value-type="string">
            <text:p>BOURGES</text:p>
          </table:table-cell>
          <table:table-cell office:value-type="float" office:value="18000">
            <text:p>18000</text:p>
          </table:table-cell>
          <table:table-cell table:formula="of:=CONCATENATE(&quot;insert into villes values(default,'&quot;;[.A23];&quot;', &quot;;[.B23];&quot;) ;&quot;)" office:value-type="string" office:string-value="insert into villes values(default,'BOURGES', 18000) ;">
            <text:p>insert into villes values(default,'BOURGES', 18000) ;</text:p>
          </table:table-cell>
        </table:table-row>
        <table:table-row table:style-name="ro1">
          <table:table-cell office:value-type="string">
            <text:p>CAEN</text:p>
          </table:table-cell>
          <table:table-cell office:value-type="float" office:value="14000">
            <text:p>14000</text:p>
          </table:table-cell>
          <table:table-cell table:formula="of:=CONCATENATE(&quot;insert into villes values(default,'&quot;;[.A24];&quot;', &quot;;[.B24];&quot;) ;&quot;)" office:value-type="string" office:string-value="insert into villes values(default,'CAEN', 14000) ;">
            <text:p>insert into villes values(default,'CAEN', 14000) ;</text:p>
          </table:table-cell>
        </table:table-row>
        <table:table-row table:style-name="ro1">
          <table:table-cell office:value-type="string">
            <text:p>CAHORS</text:p>
          </table:table-cell>
          <table:table-cell office:value-type="float" office:value="46000">
            <text:p>46000</text:p>
          </table:table-cell>
          <table:table-cell table:formula="of:=CONCATENATE(&quot;insert into villes values(default,'&quot;;[.A25];&quot;', &quot;;[.B25];&quot;) ;&quot;)" office:value-type="string" office:string-value="insert into villes values(default,'CAHORS', 46000) ;">
            <text:p>insert into villes values(default,'CAHORS', 46000) ;</text:p>
          </table:table-cell>
        </table:table-row>
        <table:table-row table:style-name="ro1">
          <table:table-cell office:value-type="string">
            <text:p>CARCASSONNE</text:p>
          </table:table-cell>
          <table:table-cell office:value-type="float" office:value="11000">
            <text:p>11000</text:p>
          </table:table-cell>
          <table:table-cell table:formula="of:=CONCATENATE(&quot;insert into villes values(default,'&quot;;[.A26];&quot;', &quot;;[.B26];&quot;) ;&quot;)" office:value-type="string" office:string-value="insert into villes values(default,'CARCASSONNE', 11000) ;">
            <text:p>insert into villes values(default,'CARCASSONNE', 11000) ;</text:p>
          </table:table-cell>
        </table:table-row>
        <table:table-row table:style-name="ro1">
          <table:table-cell office:value-type="string">
            <text:p>CERGY</text:p>
          </table:table-cell>
          <table:table-cell office:value-type="float" office:value="95000">
            <text:p>95000</text:p>
          </table:table-cell>
          <table:table-cell table:formula="of:=CONCATENATE(&quot;insert into villes values(default,'&quot;;[.A27];&quot;', &quot;;[.B27];&quot;) ;&quot;)" office:value-type="string" office:string-value="insert into villes values(default,'CERGY', 95000) ;">
            <text:p>insert into villes values(default,'CERGY', 95000) ;</text:p>
          </table:table-cell>
        </table:table-row>
        <table:table-row table:style-name="ro1">
          <table:table-cell office:value-type="string">
            <text:p>CHALONS EN CHAMPAGNE</text:p>
          </table:table-cell>
          <table:table-cell office:value-type="float" office:value="51000">
            <text:p>51000</text:p>
          </table:table-cell>
          <table:table-cell table:formula="of:=CONCATENATE(&quot;insert into villes values(default,'&quot;;[.A28];&quot;', &quot;;[.B28];&quot;) ;&quot;)" office:value-type="string" office:string-value="insert into villes values(default,'CHALONS EN CHAMPAGNE', 51000) ;">
            <text:p>insert into villes values(default,'CHALONS EN CHAMPAGNE', 51000) ;</text:p>
          </table:table-cell>
        </table:table-row>
        <table:table-row table:style-name="ro1">
          <table:table-cell office:value-type="string">
            <text:p>CHAMBERY</text:p>
          </table:table-cell>
          <table:table-cell office:value-type="float" office:value="73000">
            <text:p>73000</text:p>
          </table:table-cell>
          <table:table-cell table:formula="of:=CONCATENATE(&quot;insert into villes values(default,'&quot;;[.A29];&quot;', &quot;;[.B29];&quot;) ;&quot;)" office:value-type="string" office:string-value="insert into villes values(default,'CHAMBERY', 73000) ;">
            <text:p>insert into villes values(default,'CHAMBERY', 73000) ;</text:p>
          </table:table-cell>
        </table:table-row>
        <table:table-row table:style-name="ro1">
          <table:table-cell office:value-type="string">
            <text:p>CHARLEVILLE MEZIERES</text:p>
          </table:table-cell>
          <table:table-cell office:value-type="float" office:value="8090">
            <text:p>8090</text:p>
          </table:table-cell>
          <table:table-cell table:formula="of:=CONCATENATE(&quot;insert into villes values(default,'&quot;;[.A30];&quot;', &quot;;[.B30];&quot;) ;&quot;)" office:value-type="string" office:string-value="insert into villes values(default,'CHARLEVILLE MEZIERES', 8090) ;">
            <text:p>insert into villes values(default,'CHARLEVILLE MEZIERES', 8090) ;</text:p>
          </table:table-cell>
        </table:table-row>
        <table:table-row table:style-name="ro1">
          <table:table-cell office:value-type="string">
            <text:p>CHARTRES</text:p>
          </table:table-cell>
          <table:table-cell office:value-type="float" office:value="28000">
            <text:p>28000</text:p>
          </table:table-cell>
          <table:table-cell table:formula="of:=CONCATENATE(&quot;insert into villes values(default,'&quot;;[.A31];&quot;', &quot;;[.B31];&quot;) ;&quot;)" office:value-type="string" office:string-value="insert into villes values(default,'CHARTRES', 28000) ;">
            <text:p>insert into villes values(default,'CHARTRES', 28000) ;</text:p>
          </table:table-cell>
        </table:table-row>
        <table:table-row table:style-name="ro1">
          <table:table-cell office:value-type="string">
            <text:p>CHATEAUROUX</text:p>
          </table:table-cell>
          <table:table-cell office:value-type="float" office:value="36000">
            <text:p>36000</text:p>
          </table:table-cell>
          <table:table-cell table:formula="of:=CONCATENATE(&quot;insert into villes values(default,'&quot;;[.A32];&quot;', &quot;;[.B32];&quot;) ;&quot;)" office:value-type="string" office:string-value="insert into villes values(default,'CHATEAUROUX', 36000) ;">
            <text:p>insert into villes values(default,'CHATEAUROUX', 36000) ;</text:p>
          </table:table-cell>
        </table:table-row>
        <table:table-row table:style-name="ro1">
          <table:table-cell office:value-type="string">
            <text:p>CHATEAUROUX</text:p>
          </table:table-cell>
          <table:table-cell office:value-type="float" office:value="5380">
            <text:p>5380</text:p>
          </table:table-cell>
          <table:table-cell table:formula="of:=CONCATENATE(&quot;insert into villes values(default,'&quot;;[.A33];&quot;', &quot;;[.B33];&quot;) ;&quot;)" office:value-type="string" office:string-value="insert into villes values(default,'CHATEAUROUX', 5380) ;">
            <text:p>insert into villes values(default,'CHATEAUROUX', 5380) ;</text:p>
          </table:table-cell>
        </table:table-row>
        <table:table-row table:style-name="ro1">
          <table:table-cell office:value-type="string">
            <text:p>CHAUMONT</text:p>
          </table:table-cell>
          <table:table-cell office:value-type="float" office:value="18350">
            <text:p>18350</text:p>
          </table:table-cell>
          <table:table-cell table:formula="of:=CONCATENATE(&quot;insert into villes values(default,'&quot;;[.A34];&quot;', &quot;;[.B34];&quot;) ;&quot;)" office:value-type="string" office:string-value="insert into villes values(default,'CHAUMONT', 18350) ;">
            <text:p>insert into villes values(default,'CHAUMONT', 18350) ;</text:p>
          </table:table-cell>
        </table:table-row>
        <table:table-row table:style-name="ro1">
          <table:table-cell office:value-type="string">
            <text:p>CHAUMONT</text:p>
          </table:table-cell>
          <table:table-cell office:value-type="float" office:value="39200">
            <text:p>39200</text:p>
          </table:table-cell>
          <table:table-cell table:formula="of:=CONCATENATE(&quot;insert into villes values(default,'&quot;;[.A35];&quot;', &quot;;[.B35];&quot;) ;&quot;)" office:value-type="string" office:string-value="insert into villes values(default,'CHAUMONT', 39200) ;">
            <text:p>insert into villes values(default,'CHAUMONT', 39200) ;</text:p>
          </table:table-cell>
        </table:table-row>
        <table:table-row table:style-name="ro1">
          <table:table-cell office:value-type="string">
            <text:p>CHAUMONT</text:p>
          </table:table-cell>
          <table:table-cell office:value-type="float" office:value="52000">
            <text:p>52000</text:p>
          </table:table-cell>
          <table:table-cell table:formula="of:=CONCATENATE(&quot;insert into villes values(default,'&quot;;[.A36];&quot;', &quot;;[.B36];&quot;) ;&quot;)" office:value-type="string" office:string-value="insert into villes values(default,'CHAUMONT', 52000) ;">
            <text:p>insert into villes values(default,'CHAUMONT', 52000) ;</text:p>
          </table:table-cell>
        </table:table-row>
        <table:table-row table:style-name="ro1">
          <table:table-cell office:value-type="string">
            <text:p>CHAUMONT</text:p>
          </table:table-cell>
          <table:table-cell office:value-type="float" office:value="61230">
            <text:p>61230</text:p>
          </table:table-cell>
          <table:table-cell table:formula="of:=CONCATENATE(&quot;insert into villes values(default,'&quot;;[.A37];&quot;', &quot;;[.B37];&quot;) ;&quot;)" office:value-type="string" office:string-value="insert into villes values(default,'CHAUMONT', 61230) ;">
            <text:p>insert into villes values(default,'CHAUMONT', 61230) ;</text:p>
          </table:table-cell>
        </table:table-row>
        <table:table-row table:style-name="ro1">
          <table:table-cell office:value-type="string">
            <text:p>CHAUMONT</text:p>
          </table:table-cell>
          <table:table-cell office:value-type="float" office:value="89370">
            <text:p>89370</text:p>
          </table:table-cell>
          <table:table-cell table:formula="of:=CONCATENATE(&quot;insert into villes values(default,'&quot;;[.A38];&quot;', &quot;;[.B38];&quot;) ;&quot;)" office:value-type="string" office:string-value="insert into villes values(default,'CHAUMONT', 89370) ;">
            <text:p>insert into villes values(default,'CHAUMONT', 89370) ;</text:p>
          </table:table-cell>
        </table:table-row>
        <table:table-row table:style-name="ro1">
          <table:table-cell office:value-type="string">
            <text:p>CLERMONT FERRAND</text:p>
          </table:table-cell>
          <table:table-cell office:value-type="float" office:value="63000">
            <text:p>63000</text:p>
          </table:table-cell>
          <table:table-cell table:formula="of:=CONCATENATE(&quot;insert into villes values(default,'&quot;;[.A39];&quot;', &quot;;[.B39];&quot;) ;&quot;)" office:value-type="string" office:string-value="insert into villes values(default,'CLERMONT FERRAND', 63000) ;">
            <text:p>insert into villes values(default,'CLERMONT FERRAND', 63000) ;</text:p>
          </table:table-cell>
        </table:table-row>
        <table:table-row table:style-name="ro1">
          <table:table-cell office:value-type="string">
            <text:p>COLMAR</text:p>
          </table:table-cell>
          <table:table-cell office:value-type="float" office:value="68000">
            <text:p>68000</text:p>
          </table:table-cell>
          <table:table-cell table:formula="of:=CONCATENATE(&quot;insert into villes values(default,'&quot;;[.A40];&quot;', &quot;;[.B40];&quot;) ;&quot;)" office:value-type="string" office:string-value="insert into villes values(default,'COLMAR', 68000) ;">
            <text:p>insert into villes values(default,'COLMAR', 68000) ;</text:p>
          </table:table-cell>
        </table:table-row>
        <table:table-row table:style-name="ro1">
          <table:table-cell office:value-type="string">
            <text:p>CRETEIL</text:p>
          </table:table-cell>
          <table:table-cell office:value-type="float" office:value="94000">
            <text:p>94000</text:p>
          </table:table-cell>
          <table:table-cell table:formula="of:=CONCATENATE(&quot;insert into villes values(default,'&quot;;[.A41];&quot;', &quot;;[.B41];&quot;) ;&quot;)" office:value-type="string" office:string-value="insert into villes values(default,'CRETEIL', 94000) ;">
            <text:p>insert into villes values(default,'CRETEIL', 94000) ;</text:p>
          </table:table-cell>
        </table:table-row>
        <table:table-row table:style-name="ro1">
          <table:table-cell office:value-type="string">
            <text:p>DIJON</text:p>
          </table:table-cell>
          <table:table-cell office:value-type="float" office:value="21000">
            <text:p>21000</text:p>
          </table:table-cell>
          <table:table-cell table:formula="of:=CONCATENATE(&quot;insert into villes values(default,'&quot;;[.A42];&quot;', &quot;;[.B42];&quot;) ;&quot;)" office:value-type="string" office:string-value="insert into villes values(default,'DIJON', 21000) ;">
            <text:p>insert into villes values(default,'DIJON', 21000) ;</text:p>
          </table:table-cell>
        </table:table-row>
        <table:table-row table:style-name="ro1">
          <table:table-cell office:value-type="string">
            <text:p>EPINAL</text:p>
          </table:table-cell>
          <table:table-cell office:value-type="float" office:value="88000">
            <text:p>88000</text:p>
          </table:table-cell>
          <table:table-cell table:formula="of:=CONCATENATE(&quot;insert into villes values(default,'&quot;;[.A43];&quot;', &quot;;[.B43];&quot;) ;&quot;)" office:value-type="string" office:string-value="insert into villes values(default,'EPINAL', 88000) ;">
            <text:p>insert into villes values(default,'EPINAL', 88000) ;</text:p>
          </table:table-cell>
        </table:table-row>
        <table:table-row table:style-name="ro1">
          <table:table-cell office:value-type="string">
            <text:p>EVREUX</text:p>
          </table:table-cell>
          <table:table-cell office:value-type="float" office:value="27000">
            <text:p>27000</text:p>
          </table:table-cell>
          <table:table-cell table:formula="of:=CONCATENATE(&quot;insert into villes values(default,'&quot;;[.A44];&quot;', &quot;;[.B44];&quot;) ;&quot;)" office:value-type="string" office:string-value="insert into villes values(default,'EVREUX', 27000) ;">
            <text:p>insert into villes values(default,'EVREUX', 27000) ;</text:p>
          </table:table-cell>
        </table:table-row>
        <table:table-row table:style-name="ro1">
          <table:table-cell office:value-type="string">
            <text:p>EVRY</text:p>
          </table:table-cell>
          <table:table-cell office:value-type="float" office:value="89140">
            <text:p>89140</text:p>
          </table:table-cell>
          <table:table-cell table:formula="of:=CONCATENATE(&quot;insert into villes values(default,'&quot;;[.A45];&quot;', &quot;;[.B45];&quot;) ;&quot;)" office:value-type="string" office:string-value="insert into villes values(default,'EVRY', 89140) ;">
            <text:p>insert into villes values(default,'EVRY', 89140) ;</text:p>
          </table:table-cell>
        </table:table-row>
        <table:table-row table:style-name="ro1">
          <table:table-cell office:value-type="string">
            <text:p>EVRY</text:p>
          </table:table-cell>
          <table:table-cell office:value-type="float" office:value="91090">
            <text:p>91090</text:p>
          </table:table-cell>
          <table:table-cell table:formula="of:=CONCATENATE(&quot;insert into villes values(default,'&quot;;[.A46];&quot;', &quot;;[.B46];&quot;) ;&quot;)" office:value-type="string" office:string-value="insert into villes values(default,'EVRY', 91090) ;">
            <text:p>insert into villes values(default,'EVRY', 91090) ;</text:p>
          </table:table-cell>
        </table:table-row>
        <table:table-row table:style-name="ro1">
          <table:table-cell office:value-type="string">
            <text:p>FOIX</text:p>
          </table:table-cell>
          <table:table-cell office:value-type="float" office:value="9000">
            <text:p>9000</text:p>
          </table:table-cell>
          <table:table-cell table:formula="of:=CONCATENATE(&quot;insert into villes values(default,'&quot;;[.A47];&quot;', &quot;;[.B47];&quot;) ;&quot;)" office:value-type="string" office:string-value="insert into villes values(default,'FOIX', 9000) ;">
            <text:p>insert into villes values(default,'FOIX', 9000) ;</text:p>
          </table:table-cell>
        </table:table-row>
        <table:table-row table:style-name="ro1">
          <table:table-cell office:value-type="string">
            <text:p>GRENOBLE</text:p>
          </table:table-cell>
          <table:table-cell office:value-type="float" office:value="38000">
            <text:p>38000</text:p>
          </table:table-cell>
          <table:table-cell table:formula="of:=CONCATENATE(&quot;insert into villes values(default,'&quot;;[.A48];&quot;', &quot;;[.B48];&quot;) ;&quot;)" office:value-type="string" office:string-value="insert into villes values(default,'GRENOBLE', 38000) ;">
            <text:p>insert into villes values(default,'GRENOBLE', 38000) ;</text:p>
          </table:table-cell>
        </table:table-row>
        <table:table-row table:style-name="ro1">
          <table:table-cell office:value-type="string">
            <text:p>GUERET</text:p>
          </table:table-cell>
          <table:table-cell office:value-type="float" office:value="23000">
            <text:p>23000</text:p>
          </table:table-cell>
          <table:table-cell table:formula="of:=CONCATENATE(&quot;insert into villes values(default,'&quot;;[.A49];&quot;', &quot;;[.B49];&quot;) ;&quot;)" office:value-type="string" office:string-value="insert into villes values(default,'GUERET', 23000) ;">
            <text:p>insert into villes values(default,'GUERET', 23000) ;</text:p>
          </table:table-cell>
        </table:table-row>
        <table:table-row table:style-name="ro1">
          <table:table-cell office:value-type="string">
            <text:p>LAON</text:p>
          </table:table-cell>
          <table:table-cell office:value-type="float" office:value="2000">
            <text:p>2000</text:p>
          </table:table-cell>
          <table:table-cell table:formula="of:=CONCATENATE(&quot;insert into villes values(default,'&quot;;[.A50];&quot;', &quot;;[.B50];&quot;) ;&quot;)" office:value-type="string" office:string-value="insert into villes values(default,'LAON', 2000) ;">
            <text:p>insert into villes values(default,'LAON', 2000) ;</text:p>
          </table:table-cell>
        </table:table-row>
        <table:table-row table:style-name="ro1">
          <table:table-cell office:value-type="string">
            <text:p>LONS LE SAUNIER</text:p>
          </table:table-cell>
          <table:table-cell office:value-type="float" office:value="39570">
            <text:p>39570</text:p>
          </table:table-cell>
          <table:table-cell table:formula="of:=CONCATENATE(&quot;insert into villes values(default,'&quot;;[.A51];&quot;', &quot;;[.B51];&quot;) ;&quot;)" office:value-type="string" office:string-value="insert into villes values(default,'LONS LE SAUNIER', 39570) ;">
            <text:p>insert into villes values(default,'LONS LE SAUNIER', 39570) ;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69000">
            <text:p>69000</text:p>
          </table:table-cell>
          <table:table-cell table:formula="of:=CONCATENATE(&quot;insert into villes values(default,'&quot;;[.A52];&quot;', &quot;;[.B52];&quot;) ;&quot;)" office:value-type="string" office:string-value="insert into villes values(default,'LYON', 69000) ;">
            <text:p>insert into villes values(default,'LYON', 69000) ;</text:p>
          </table:table-cell>
        </table:table-row>
        <table:table-row table:style-name="ro1">
          <table:table-cell office:value-type="string">
            <text:p>MELUN</text:p>
          </table:table-cell>
          <table:table-cell office:value-type="float" office:value="77000">
            <text:p>77000</text:p>
          </table:table-cell>
          <table:table-cell table:formula="of:=CONCATENATE(&quot;insert into villes values(default,'&quot;;[.A53];&quot;', &quot;;[.B53];&quot;) ;&quot;)" office:value-type="string" office:string-value="insert into villes values(default,'MELUN', 77000) ;">
            <text:p>insert into villes values(default,'MELUN', 77000) ;</text:p>
          </table:table-cell>
        </table:table-row>
        <table:table-row table:style-name="ro1">
          <table:table-cell office:value-type="string">
            <text:p>MENDE</text:p>
          </table:table-cell>
          <table:table-cell office:value-type="float" office:value="48000">
            <text:p>48000</text:p>
          </table:table-cell>
          <table:table-cell table:formula="of:=CONCATENATE(&quot;insert into villes values(default,'&quot;;[.A54];&quot;', &quot;;[.B54];&quot;) ;&quot;)" office:value-type="string" office:string-value="insert into villes values(default,'MENDE', 48000) ;">
            <text:p>insert into villes values(default,'MENDE', 48000) ;</text:p>
          </table:table-cell>
        </table:table-row>
        <table:table-row table:style-name="ro1">
          <table:table-cell office:value-type="string">
            <text:p>MONT DE MARSAN</text:p>
          </table:table-cell>
          <table:table-cell office:value-type="float" office:value="40000">
            <text:p>40000</text:p>
          </table:table-cell>
          <table:table-cell table:formula="of:=CONCATENATE(&quot;insert into villes values(default,'&quot;;[.A55];&quot;', &quot;;[.B55];&quot;) ;&quot;)" office:value-type="string" office:string-value="insert into villes values(default,'MONT DE MARSAN', 40000) ;">
            <text:p>insert into villes values(default,'MONT DE MARSAN', 40000) ;</text:p>
          </table:table-cell>
        </table:table-row>
        <table:table-row table:style-name="ro1">
          <table:table-cell office:value-type="string">
            <text:p>NANCY</text:p>
          </table:table-cell>
          <table:table-cell office:value-type="float" office:value="54100">
            <text:p>54100</text:p>
          </table:table-cell>
          <table:table-cell table:formula="of:=CONCATENATE(&quot;insert into villes values(default,'&quot;;[.A56];&quot;', &quot;;[.B56];&quot;) ;&quot;)" office:value-type="string" office:string-value="insert into villes values(default,'NANCY', 54100) ;">
            <text:p>insert into villes values(default,'NANCY', 54100) ;</text:p>
          </table:table-cell>
        </table:table-row>
        <table:table-row table:style-name="ro1">
          <table:table-cell office:value-type="string">
            <text:p>NANTERRE</text:p>
          </table:table-cell>
          <table:table-cell office:value-type="float" office:value="92000">
            <text:p>92000</text:p>
          </table:table-cell>
          <table:table-cell table:formula="of:=CONCATENATE(&quot;insert into villes values(default,'&quot;;[.A57];&quot;', &quot;;[.B57];&quot;) ;&quot;)" office:value-type="string" office:string-value="insert into villes values(default,'NANTERRE', 92000) ;">
            <text:p>insert into villes values(default,'NANTERRE', 92000) ;</text:p>
          </table:table-cell>
        </table:table-row>
        <table:table-row table:style-name="ro1">
          <table:table-cell office:value-type="string">
            <text:p>NANTES</text:p>
          </table:table-cell>
          <table:table-cell office:value-type="float" office:value="44200">
            <text:p>44200</text:p>
          </table:table-cell>
          <table:table-cell table:formula="of:=CONCATENATE(&quot;insert into villes values(default,'&quot;;[.A58];&quot;', &quot;;[.B58];&quot;) ;&quot;)" office:value-type="string" office:string-value="insert into villes values(default,'NANTES', 44200) ;">
            <text:p>insert into villes values(default,'NANTES', 44200) ;</text:p>
          </table:table-cell>
        </table:table-row>
        <table:table-row table:style-name="ro1">
          <table:table-cell office:value-type="string">
            <text:p>NEVERS</text:p>
          </table:table-cell>
          <table:table-cell office:value-type="float" office:value="58000">
            <text:p>58000</text:p>
          </table:table-cell>
          <table:table-cell table:formula="of:=CONCATENATE(&quot;insert into villes values(default,'&quot;;[.A59];&quot;', &quot;;[.B59];&quot;) ;&quot;)" office:value-type="string" office:string-value="insert into villes values(default,'NEVERS', 58000) ;">
            <text:p>insert into villes values(default,'NEVERS', 58000) ;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float" office:value="6100">
            <text:p>6100</text:p>
          </table:table-cell>
          <table:table-cell table:formula="of:=CONCATENATE(&quot;insert into villes values(default,'&quot;;[.A60];&quot;', &quot;;[.B60];&quot;) ;&quot;)" office:value-type="string" office:string-value="insert into villes values(default,'NICE', 6100) ;">
            <text:p>insert into villes values(default,'NICE', 6100) ;</text:p>
          </table:table-cell>
        </table:table-row>
        <table:table-row table:style-name="ro1">
          <table:table-cell office:value-type="string">
            <text:p>NIMES</text:p>
          </table:table-cell>
          <table:table-cell office:value-type="float" office:value="30000">
            <text:p>30000</text:p>
          </table:table-cell>
          <table:table-cell table:formula="of:=CONCATENATE(&quot;insert into villes values(default,'&quot;;[.A61];&quot;', &quot;;[.B61];&quot;) ;&quot;)" office:value-type="string" office:string-value="insert into villes values(default,'NIMES', 30000) ;">
            <text:p>insert into villes values(default,'NIMES', 30000) ;</text:p>
          </table:table-cell>
        </table:table-row>
        <table:table-row table:style-name="ro1">
          <table:table-cell office:value-type="string">
            <text:p>ORLEANS</text:p>
          </table:table-cell>
          <table:table-cell office:value-type="float" office:value="45100">
            <text:p>45100</text:p>
          </table:table-cell>
          <table:table-cell table:formula="of:=CONCATENATE(&quot;insert into villes values(default,'&quot;;[.A62];&quot;', &quot;;[.B62];&quot;) ;&quot;)" office:value-type="string" office:string-value="insert into villes values(default,'ORLEANS', 45100) ;">
            <text:p>insert into villes values(default,'ORLEANS', 45100) ;</text:p>
          </table:table-cell>
        </table:table-row>
        <table:table-row table:style-name="ro1">
          <table:table-cell office:value-type="string">
            <text:p>PERIGUEUX</text:p>
          </table:table-cell>
          <table:table-cell office:value-type="float" office:value="24000">
            <text:p>24000</text:p>
          </table:table-cell>
          <table:table-cell table:formula="of:=CONCATENATE(&quot;insert into villes values(default,'&quot;;[.A63];&quot;', &quot;;[.B63];&quot;) ;&quot;)" office:value-type="string" office:string-value="insert into villes values(default,'PERIGUEUX', 24000) ;">
            <text:p>insert into villes values(default,'PERIGUEUX', 24000) ;</text:p>
          </table:table-cell>
        </table:table-row>
        <table:table-row table:style-name="ro1">
          <table:table-cell office:value-type="string">
            <text:p>PERPIGNAN</text:p>
          </table:table-cell>
          <table:table-cell office:value-type="float" office:value="66100">
            <text:p>66100</text:p>
          </table:table-cell>
          <table:table-cell table:formula="of:=CONCATENATE(&quot;insert into villes values(default,'&quot;;[.A64];&quot;', &quot;;[.B64];&quot;) ;&quot;)" office:value-type="string" office:string-value="insert into villes values(default,'PERPIGNAN', 66100) ;">
            <text:p>insert into villes values(default,'PERPIGNAN', 66100) ;</text:p>
          </table:table-cell>
        </table:table-row>
        <table:table-row table:style-name="ro1">
          <table:table-cell office:value-type="string">
            <text:p>POITIERS</text:p>
          </table:table-cell>
          <table:table-cell office:value-type="float" office:value="86000">
            <text:p>86000</text:p>
          </table:table-cell>
          <table:table-cell table:formula="of:=CONCATENATE(&quot;insert into villes values(default,'&quot;;[.A65];&quot;', &quot;;[.B65];&quot;) ;&quot;)" office:value-type="string" office:string-value="insert into villes values(default,'POITIERS', 86000) ;">
            <text:p>insert into villes values(default,'POITIERS', 86000) ;</text:p>
          </table:table-cell>
        </table:table-row>
        <table:table-row table:style-name="ro1">
          <table:table-cell office:value-type="string">
            <text:p>PRIVAS</text:p>
          </table:table-cell>
          <table:table-cell office:value-type="float" office:value="7000">
            <text:p>7000</text:p>
          </table:table-cell>
          <table:table-cell table:formula="of:=CONCATENATE(&quot;insert into villes values(default,'&quot;;[.A66];&quot;', &quot;;[.B66];&quot;) ;&quot;)" office:value-type="string" office:string-value="insert into villes values(default,'PRIVAS', 7000) ;">
            <text:p>insert into villes values(default,'PRIVAS', 7000) ;</text:p>
          </table:table-cell>
        </table:table-row>
        <table:table-row table:style-name="ro1">
          <table:table-cell office:value-type="string">
            <text:p>RODEZ</text:p>
          </table:table-cell>
          <table:table-cell office:value-type="float" office:value="12000">
            <text:p>12000</text:p>
          </table:table-cell>
          <table:table-cell table:formula="of:=CONCATENATE(&quot;insert into villes values(default,'&quot;;[.A67];&quot;', &quot;;[.B67];&quot;) ;&quot;)" office:value-type="string" office:string-value="insert into villes values(default,'RODEZ', 12000) ;">
            <text:p>insert into villes values(default,'RODEZ', 12000) ;</text:p>
          </table:table-cell>
        </table:table-row>
        <table:table-row table:style-name="ro1">
          <table:table-cell office:value-type="string">
            <text:p>ROUEN</text:p>
          </table:table-cell>
          <table:table-cell office:value-type="float" office:value="76100">
            <text:p>76100</text:p>
          </table:table-cell>
          <table:table-cell table:formula="of:=CONCATENATE(&quot;insert into villes values(default,'&quot;;[.A68];&quot;', &quot;;[.B68];&quot;) ;&quot;)" office:value-type="string" office:string-value="insert into villes values(default,'ROUEN', 76100) ;">
            <text:p>insert into villes values(default,'ROUEN', 76100) ;</text:p>
          </table:table-cell>
        </table:table-row>
        <table:table-row table:style-name="ro1">
          <table:table-cell office:value-type="string">
            <text:p>STRASBOURG</text:p>
          </table:table-cell>
          <table:table-cell office:value-type="float" office:value="67000">
            <text:p>67000</text:p>
          </table:table-cell>
          <table:table-cell table:formula="of:=CONCATENATE(&quot;insert into villes values(default,'&quot;;[.A69];&quot;', &quot;;[.B69];&quot;) ;&quot;)" office:value-type="string" office:string-value="insert into villes values(default,'STRASBOURG', 67000) ;">
            <text:p>insert into villes values(default,'STRASBOURG', 67000) ;</text:p>
          </table:table-cell>
        </table:table-row>
        <table:table-row table:style-name="ro1">
          <table:table-cell office:value-type="string">
            <text:p>TARBES</text:p>
          </table:table-cell>
          <table:table-cell office:value-type="float" office:value="65000">
            <text:p>65000</text:p>
          </table:table-cell>
          <table:table-cell table:formula="of:=CONCATENATE(&quot;insert into villes values(default,'&quot;;[.A70];&quot;', &quot;;[.B70];&quot;) ;&quot;)" office:value-type="string" office:string-value="insert into villes values(default,'TARBES', 65000) ;">
            <text:p>insert into villes values(default,'TARBES', 65000) ;</text:p>
          </table:table-cell>
        </table:table-row>
        <table:table-row table:style-name="ro1">
          <table:table-cell office:value-type="string">
            <text:p>TOULOUSE</text:p>
          </table:table-cell>
          <table:table-cell office:value-type="float" office:value="31500">
            <text:p>31500</text:p>
          </table:table-cell>
          <table:table-cell table:formula="of:=CONCATENATE(&quot;insert into villes values(default,'&quot;;[.A71];&quot;', &quot;;[.B71];&quot;) ;&quot;)" office:value-type="string" office:string-value="insert into villes values(default,'TOULOUSE', 31500) ;">
            <text:p>insert into villes values(default,'TOULOUSE', 31500) ;</text:p>
          </table:table-cell>
        </table:table-row>
        <table:table-row table:style-name="ro1">
          <table:table-cell office:value-type="string">
            <text:p>TROYES</text:p>
          </table:table-cell>
          <table:table-cell office:value-type="float" office:value="10000">
            <text:p>10000</text:p>
          </table:table-cell>
          <table:table-cell table:formula="of:=CONCATENATE(&quot;insert into villes values(default,'&quot;;[.A72];&quot;', &quot;;[.B72];&quot;) ;&quot;)" office:value-type="string" office:string-value="insert into villes values(default,'TROYES', 10000) ;">
            <text:p>insert into villes values(default,'TROYES', 10000) ;</text:p>
          </table:table-cell>
        </table:table-row>
        <table:table-row table:style-name="ro1">
          <table:table-cell office:value-type="string">
            <text:p>TULLE</text:p>
          </table:table-cell>
          <table:table-cell office:value-type="float" office:value="19000">
            <text:p>19000</text:p>
          </table:table-cell>
          <table:table-cell table:formula="of:=CONCATENATE(&quot;insert into villes values(default,'&quot;;[.A73];&quot;', &quot;;[.B73];&quot;) ;&quot;)" office:value-type="string" office:string-value="insert into villes values(default,'TULLE', 19000) ;">
            <text:p>insert into villes values(default,'TULLE', 19000) ;</text:p>
          </table:table-cell>
        </table:table-row>
        <table:table-row table:style-name="ro1">
          <table:table-cell office:value-type="string">
            <text:p>VERSAILLES</text:p>
          </table:table-cell>
          <table:table-cell office:value-type="float" office:value="78000">
            <text:p>78000</text:p>
          </table:table-cell>
          <table:table-cell table:formula="of:=CONCATENATE(&quot;insert into villes values(default,'&quot;;[.A74];&quot;', &quot;;[.B74];&quot;) ;&quot;)" office:value-type="string" office:string-value="insert into villes values(default,'VERSAILLES', 78000) ;">
            <text:p>insert into villes values(default,'VERSAILLES', 78000) ;</text:p>
          </table:table-cell>
        </table:table-row>
        <table:table-row table:style-name="ro1">
          <table:table-cell office:value-type="string">
            <text:p>VESOUL</text:p>
          </table:table-cell>
          <table:table-cell office:value-type="float" office:value="70000">
            <text:p>70000</text:p>
          </table:table-cell>
          <table:table-cell table:formula="of:=CONCATENATE(&quot;insert into villes values(default,'&quot;;[.A75];&quot;', &quot;;[.B75];&quot;) ;&quot;)" office:value-type="string" office:string-value="insert into villes values(default,'VESOUL', 70000) ;">
            <text:p>insert into villes values(default,'VESOUL', 70000) ;</text:p>
          </table:table-cell>
        </table:table-row>
      </table:table>
      <table:table table:name="Feuille2" table:style-name="ta1" table:print="false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<text:tab/>NUM_B serial NOT NULL <text:s/>,</text:p>
          </table:table-cell>
          <table:table-cell table:number-columns-repeated="7"/>
        </table:table-row>
        <table:table-row table:style-name="ro1">
          <table:table-cell office:value-type="string">
            <text:p><text:tab/>NUM_V integer NOT NULL <text:s/>,</text:p>
          </table:table-cell>
          <table:table-cell table:number-columns-repeated="7"/>
        </table:table-row>
        <table:table-row table:style-name="ro1">
          <table:table-cell office:value-type="string">
            <text:p><text:tab/>NUM_C integer NOT NULL <text:s/>,</text:p>
          </table:table-cell>
          <table:table-cell table:number-columns-repeated="7"/>
        </table:table-row>
        <table:table-row table:style-name="ro1">
          <table:table-cell office:value-type="string">
            <text:p><text:tab/>PRIX_VENTE_B integer NOT NULL <text:s/>,</text:p>
          </table:table-cell>
          <table:table-cell table:number-columns-repeated="7"/>
        </table:table-row>
        <table:table-row table:style-name="ro1">
          <table:table-cell office:value-type="string">
            <text:p><text:tab/>DATE_MISE_EN_VENTE_B date NOT NULL <text:s/>,</text:p>
          </table:table-cell>
          <table:table-cell table:number-columns-repeated="7"/>
        </table:table-row>
        <table:table-row table:style-name="ro1">
          <table:table-cell office:value-type="string">
            <text:p><text:tab/>SURFACE_HAB_B integer NOT NULL <text:s/>,</text:p>
          </table:table-cell>
          <table:table-cell table:number-columns-repeated="7"/>
        </table:table-row>
        <table:table-row table:style-name="ro1">
          <table:table-cell office:value-type="string">
            <text:p><text:tab/>SURFACE_JARDIN_B integer NOT NULL , <text:s text:c="2"/>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INSERT INTO BIENS VALUES(default,1,4,250000,'22/01/2012',200,3000) 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umV</text:p>
          </table:table-cell>
          <table:table-cell office:value-type="string">
            <text:p>numC</text:p>
          </table:table-cell>
          <table:table-cell office:value-type="string">
            <text:p>PrixVente</text:p>
          </table:table-cell>
          <table:table-cell office:value-type="string">
            <text:p>dateMiseEnVente</text:p>
          </table:table-cell>
          <table:table-cell office:value-type="string">
            <text:p>surfHaB</text:p>
          </table:table-cell>
          <table:table-cell office:value-type="string">
            <text:p>surfJard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00000">
            <text:p>100000</text:p>
          </table:table-cell>
          <table:table-cell table:formula="of:=CONCATENATE(&quot;'&quot;;[.D33];&quot;/&quot;;[.E33];&quot;/&quot;;[.F33];&quot;'&quot;)" office:value-type="string" office:string-value="'13/1/2011'">
            <text:p>'13/1/2011'</text:p>
          </table:table-cell>
          <table:table-cell table:formula="of:=CONCATENATE(&quot;'&quot;;[.G33];&quot;'&quot;)" office:value-type="string" office:string-value="'100'">
            <text:p>'100'</text:p>
          </table:table-cell>
          <table:table-cell table:formula="of:=CONCATENATE(&quot;'&quot;;[.H33];&quot;'&quot;)" office:value-type="string" office:string-value="'250'">
            <text:p>'250'</text:p>
          </table:table-cell>
          <table:table-cell table:style-name="ce1" table:formula="of:=CONCATENATE(&quot;INSERT INTO BIENS VALUES(default,&quot;;[.A11];&quot;,&quot;;[.B11];&quot;,&quot;;[.C11];&quot;,&quot;;[.D11];&quot;,&quot;;[.E11];&quot;,&quot;;[.F11];&quot;) ;&quot;)" office:value-type="string" office:string-value="INSERT INTO BIENS VALUES(default,45,25,100000,'13/1/2011','100','250') ;">
            <text:p>INSERT INTO BIENS VALUES(default,45,25,100000,'13/1/2011','100','250') ;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10000">
            <text:p>110000</text:p>
          </table:table-cell>
          <table:table-cell table:formula="of:=CONCATENATE(&quot;'&quot;;[.D34];&quot;/&quot;;[.E34];&quot;/&quot;;[.F34];&quot;'&quot;)" office:value-type="string" office:string-value="'14/2/2012'">
            <text:p>'14/2/2012'</text:p>
          </table:table-cell>
          <table:table-cell table:formula="of:=CONCATENATE(&quot;'&quot;;[.G34];&quot;'&quot;)" office:value-type="string" office:string-value="'110'">
            <text:p>'110'</text:p>
          </table:table-cell>
          <table:table-cell table:formula="of:=CONCATENATE(&quot;'&quot;;[.H34];&quot;'&quot;)" office:value-type="string" office:string-value="'270'">
            <text:p>'270'</text:p>
          </table:table-cell>
          <table:table-cell table:style-name="ce1" table:formula="of:=CONCATENATE(&quot;INSERT INTO BIENS VALUES(default,&quot;;[.A12];&quot;,&quot;;[.B12];&quot;,&quot;;[.C12];&quot;,&quot;;[.D12];&quot;,&quot;;[.E12];&quot;,&quot;;[.F12];&quot;) ;&quot;)" office:value-type="string" office:string-value="INSERT INTO BIENS VALUES(default,32,26,110000,'14/2/2012','110','270') ;">
            <text:p>INSERT INTO BIENS VALUES(default,32,26,110000,'14/2/2012','110','270') ;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10001">
            <text:p>110001</text:p>
          </table:table-cell>
          <table:table-cell table:formula="of:=CONCATENATE(&quot;'&quot;;[.D35];&quot;/&quot;;[.E35];&quot;/&quot;;[.F35];&quot;'&quot;)" office:value-type="string" office:string-value="'15/3/2011'">
            <text:p>'15/3/2011'</text:p>
          </table:table-cell>
          <table:table-cell table:formula="of:=CONCATENATE(&quot;'&quot;;[.G35];&quot;'&quot;)" office:value-type="string" office:string-value="'120'">
            <text:p>'120'</text:p>
          </table:table-cell>
          <table:table-cell table:formula="of:=CONCATENATE(&quot;'&quot;;[.H35];&quot;'&quot;)" office:value-type="string" office:string-value="'290'">
            <text:p>'290'</text:p>
          </table:table-cell>
          <table:table-cell table:style-name="ce1" table:formula="of:=CONCATENATE(&quot;INSERT INTO BIENS VALUES(default,&quot;;[.A13];&quot;,&quot;;[.B13];&quot;,&quot;;[.C13];&quot;,&quot;;[.D13];&quot;,&quot;;[.E13];&quot;,&quot;;[.F13];&quot;) ;&quot;)" office:value-type="string" office:string-value="INSERT INTO BIENS VALUES(default,12,27,110001,'15/3/2011','120','290') ;">
            <text:p>INSERT INTO BIENS VALUES(default,12,27,110001,'15/3/2011','120','290') ;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10002">
            <text:p>110002</text:p>
          </table:table-cell>
          <table:table-cell table:formula="of:=CONCATENATE(&quot;'&quot;;[.D36];&quot;/&quot;;[.E36];&quot;/&quot;;[.F36];&quot;'&quot;)" office:value-type="string" office:string-value="'16/4/2012'">
            <text:p>'16/4/2012'</text:p>
          </table:table-cell>
          <table:table-cell table:formula="of:=CONCATENATE(&quot;'&quot;;[.G36];&quot;'&quot;)" office:value-type="string" office:string-value="'130'">
            <text:p>'130'</text:p>
          </table:table-cell>
          <table:table-cell table:formula="of:=CONCATENATE(&quot;'&quot;;[.H36];&quot;'&quot;)" office:value-type="string" office:string-value="'310'">
            <text:p>'310'</text:p>
          </table:table-cell>
          <table:table-cell table:style-name="ce1" table:formula="of:=CONCATENATE(&quot;INSERT INTO BIENS VALUES(default,&quot;;[.A14];&quot;,&quot;;[.B14];&quot;,&quot;;[.C14];&quot;,&quot;;[.D14];&quot;,&quot;;[.E14];&quot;,&quot;;[.F14];&quot;) ;&quot;)" office:value-type="string" office:string-value="INSERT INTO BIENS VALUES(default,37,28,110002,'16/4/2012','130','310') ;">
            <text:p>INSERT INTO BIENS VALUES(default,37,28,110002,'16/4/2012','130','310') ;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10003">
            <text:p>110003</text:p>
          </table:table-cell>
          <table:table-cell table:formula="of:=CONCATENATE(&quot;'&quot;;[.D37];&quot;/&quot;;[.E37];&quot;/&quot;;[.F37];&quot;'&quot;)" office:value-type="string" office:string-value="'17/5/2011'">
            <text:p>'17/5/2011'</text:p>
          </table:table-cell>
          <table:table-cell table:formula="of:=CONCATENATE(&quot;'&quot;;[.G37];&quot;'&quot;)" office:value-type="string" office:string-value="'140'">
            <text:p>'140'</text:p>
          </table:table-cell>
          <table:table-cell table:formula="of:=CONCATENATE(&quot;'&quot;;[.H37];&quot;'&quot;)" office:value-type="string" office:string-value="'330'">
            <text:p>'330'</text:p>
          </table:table-cell>
          <table:table-cell table:style-name="ce1" table:formula="of:=CONCATENATE(&quot;INSERT INTO BIENS VALUES(default,&quot;;[.A15];&quot;,&quot;;[.B15];&quot;,&quot;;[.C15];&quot;,&quot;;[.D15];&quot;,&quot;;[.E15];&quot;,&quot;;[.F15];&quot;) ;&quot;)" office:value-type="string" office:string-value="INSERT INTO BIENS VALUES(default,46,29,110003,'17/5/2011','140','330') ;">
            <text:p>INSERT INTO BIENS VALUES(default,46,29,110003,'17/5/2011','140','330') ;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10004">
            <text:p>110004</text:p>
          </table:table-cell>
          <table:table-cell table:formula="of:=CONCATENATE(&quot;'&quot;;[.D38];&quot;/&quot;;[.E38];&quot;/&quot;;[.F38];&quot;'&quot;)" office:value-type="string" office:string-value="'18/6/2012'">
            <text:p>'18/6/2012'</text:p>
          </table:table-cell>
          <table:table-cell table:formula="of:=CONCATENATE(&quot;'&quot;;[.G38];&quot;'&quot;)" office:value-type="string" office:string-value="'150'">
            <text:p>'150'</text:p>
          </table:table-cell>
          <table:table-cell table:formula="of:=CONCATENATE(&quot;'&quot;;[.H38];&quot;'&quot;)" office:value-type="string" office:string-value="'350'">
            <text:p>'350'</text:p>
          </table:table-cell>
          <table:table-cell table:style-name="ce1" table:formula="of:=CONCATENATE(&quot;INSERT INTO BIENS VALUES(default,&quot;;[.A16];&quot;,&quot;;[.B16];&quot;,&quot;;[.C16];&quot;,&quot;;[.D16];&quot;,&quot;;[.E16];&quot;,&quot;;[.F16];&quot;) ;&quot;)" office:value-type="string" office:string-value="INSERT INTO BIENS VALUES(default,33,30,110004,'18/6/2012','150','350') ;">
            <text:p>INSERT INTO BIENS VALUES(default,33,30,110004,'18/6/2012','150','350') ;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10005">
            <text:p>110005</text:p>
          </table:table-cell>
          <table:table-cell table:formula="of:=CONCATENATE(&quot;'&quot;;[.D39];&quot;/&quot;;[.E39];&quot;/&quot;;[.F39];&quot;'&quot;)" office:value-type="string" office:string-value="'19/7/2011'">
            <text:p>'19/7/2011'</text:p>
          </table:table-cell>
          <table:table-cell table:formula="of:=CONCATENATE(&quot;'&quot;;[.G39];&quot;'&quot;)" office:value-type="string" office:string-value="'160'">
            <text:p>'160'</text:p>
          </table:table-cell>
          <table:table-cell table:formula="of:=CONCATENATE(&quot;'&quot;;[.H39];&quot;'&quot;)" office:value-type="string" office:string-value="'370'">
            <text:p>'370'</text:p>
          </table:table-cell>
          <table:table-cell table:style-name="ce1" table:formula="of:=CONCATENATE(&quot;INSERT INTO BIENS VALUES(default,&quot;;[.A17];&quot;,&quot;;[.B17];&quot;,&quot;;[.C17];&quot;,&quot;;[.D17];&quot;,&quot;;[.E17];&quot;,&quot;;[.F17];&quot;) ;&quot;)" office:value-type="string" office:string-value="INSERT INTO BIENS VALUES(default,13,31,110005,'19/7/2011','160','370') ;">
            <text:p>INSERT INTO BIENS VALUES(default,13,31,110005,'19/7/2011','160','370') ;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10006">
            <text:p>110006</text:p>
          </table:table-cell>
          <table:table-cell table:formula="of:=CONCATENATE(&quot;'&quot;;[.D40];&quot;/&quot;;[.E40];&quot;/&quot;;[.F40];&quot;'&quot;)" office:value-type="string" office:string-value="'20/8/2012'">
            <text:p>'20/8/2012'</text:p>
          </table:table-cell>
          <table:table-cell table:formula="of:=CONCATENATE(&quot;'&quot;;[.G40];&quot;'&quot;)" office:value-type="string" office:string-value="'170'">
            <text:p>'170'</text:p>
          </table:table-cell>
          <table:table-cell table:formula="of:=CONCATENATE(&quot;'&quot;;[.H40];&quot;'&quot;)" office:value-type="string" office:string-value="'390'">
            <text:p>'390'</text:p>
          </table:table-cell>
          <table:table-cell table:style-name="ce1" table:formula="of:=CONCATENATE(&quot;INSERT INTO BIENS VALUES(default,&quot;;[.A18];&quot;,&quot;;[.B18];&quot;,&quot;;[.C18];&quot;,&quot;;[.D18];&quot;,&quot;;[.E18];&quot;,&quot;;[.F18];&quot;) ;&quot;)" office:value-type="string" office:string-value="INSERT INTO BIENS VALUES(default,38,32,110006,'20/8/2012','170','390') ;">
            <text:p>INSERT INTO BIENS VALUES(default,38,32,110006,'20/8/2012','170','390') ;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110007">
            <text:p>110007</text:p>
          </table:table-cell>
          <table:table-cell table:formula="of:=CONCATENATE(&quot;'&quot;;[.D41];&quot;/&quot;;[.E41];&quot;/&quot;;[.F41];&quot;'&quot;)" office:value-type="string" office:string-value="'21/9/2011'">
            <text:p>'21/9/2011'</text:p>
          </table:table-cell>
          <table:table-cell table:formula="of:=CONCATENATE(&quot;'&quot;;[.G41];&quot;'&quot;)" office:value-type="string" office:string-value="'180'">
            <text:p>'180'</text:p>
          </table:table-cell>
          <table:table-cell table:formula="of:=CONCATENATE(&quot;'&quot;;[.H41];&quot;'&quot;)" office:value-type="string" office:string-value="'410'">
            <text:p>'410'</text:p>
          </table:table-cell>
          <table:table-cell table:style-name="ce1" table:formula="of:=CONCATENATE(&quot;INSERT INTO BIENS VALUES(default,&quot;;[.A19];&quot;,&quot;;[.B19];&quot;,&quot;;[.C19];&quot;,&quot;;[.D19];&quot;,&quot;;[.E19];&quot;,&quot;;[.F19];&quot;) ;&quot;)" office:value-type="string" office:string-value="INSERT INTO BIENS VALUES(default,47,33,110007,'21/9/2011','180','410') ;">
            <text:p>INSERT INTO BIENS VALUES(default,47,33,110007,'21/9/2011','180','410') ;</text:p>
          </table:table-cell>
          <table:table-cell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float" office:value="110008">
            <text:p>110008</text:p>
          </table:table-cell>
          <table:table-cell table:formula="of:=CONCATENATE(&quot;'&quot;;[.D42];&quot;/&quot;;[.E42];&quot;/&quot;;[.F42];&quot;'&quot;)" office:value-type="string" office:string-value="'22/10/2012'">
            <text:p>'22/10/2012'</text:p>
          </table:table-cell>
          <table:table-cell table:formula="of:=CONCATENATE(&quot;'&quot;;[.G42];&quot;'&quot;)" office:value-type="string" office:string-value="'190'">
            <text:p>'190'</text:p>
          </table:table-cell>
          <table:table-cell table:formula="of:=CONCATENATE(&quot;'&quot;;[.H42];&quot;'&quot;)" office:value-type="string" office:string-value="'430'">
            <text:p>'430'</text:p>
          </table:table-cell>
          <table:table-cell table:style-name="ce1" table:formula="of:=CONCATENATE(&quot;INSERT INTO BIENS VALUES(default,&quot;;[.A20];&quot;,&quot;;[.B20];&quot;,&quot;;[.C20];&quot;,&quot;;[.D20];&quot;,&quot;;[.E20];&quot;,&quot;;[.F20];&quot;) ;&quot;)" office:value-type="string" office:string-value="INSERT INTO BIENS VALUES(default,34,34,110008,'22/10/2012','190','430') ;">
            <text:p>INSERT INTO BIENS VALUES(default,34,34,110008,'22/10/2012','190','430') ;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10009">
            <text:p>110009</text:p>
          </table:table-cell>
          <table:table-cell table:formula="of:=CONCATENATE(&quot;'&quot;;[.D43];&quot;/&quot;;[.E43];&quot;/&quot;;[.F43];&quot;'&quot;)" office:value-type="string" office:string-value="'23/11/2011'">
            <text:p>'23/11/2011'</text:p>
          </table:table-cell>
          <table:table-cell table:formula="of:=CONCATENATE(&quot;'&quot;;[.G43];&quot;'&quot;)" office:value-type="string" office:string-value="'200'">
            <text:p>'200'</text:p>
          </table:table-cell>
          <table:table-cell table:formula="of:=CONCATENATE(&quot;'&quot;;[.H43];&quot;'&quot;)" office:value-type="string" office:string-value="'450'">
            <text:p>'450'</text:p>
          </table:table-cell>
          <table:table-cell table:style-name="ce1" table:formula="of:=CONCATENATE(&quot;INSERT INTO BIENS VALUES(default,&quot;;[.A21];&quot;,&quot;;[.B21];&quot;,&quot;;[.C21];&quot;,&quot;;[.D21];&quot;,&quot;;[.E21];&quot;,&quot;;[.F21];&quot;) ;&quot;)" office:value-type="string" office:string-value="INSERT INTO BIENS VALUES(default,14,35,110009,'23/11/2011','200','450') ;">
            <text:p>INSERT INTO BIENS VALUES(default,14,35,110009,'23/11/2011','200','450') ;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110010">
            <text:p>110010</text:p>
          </table:table-cell>
          <table:table-cell table:formula="of:=CONCATENATE(&quot;'&quot;;[.D44];&quot;/&quot;;[.E44];&quot;/&quot;;[.F44];&quot;'&quot;)" office:value-type="string" office:string-value="'24/12/2012'">
            <text:p>'24/12/2012'</text:p>
          </table:table-cell>
          <table:table-cell table:formula="of:=CONCATENATE(&quot;'&quot;;[.G44];&quot;'&quot;)" office:value-type="string" office:string-value="'210'">
            <text:p>'210'</text:p>
          </table:table-cell>
          <table:table-cell table:formula="of:=CONCATENATE(&quot;'&quot;;[.H44];&quot;'&quot;)" office:value-type="string" office:string-value="'470'">
            <text:p>'470'</text:p>
          </table:table-cell>
          <table:table-cell table:style-name="ce1" table:formula="of:=CONCATENATE(&quot;INSERT INTO BIENS VALUES(default,&quot;;[.A22];&quot;,&quot;;[.B22];&quot;,&quot;;[.C22];&quot;,&quot;;[.D22];&quot;,&quot;;[.E22];&quot;,&quot;;[.F22];&quot;) ;&quot;)" office:value-type="string" office:string-value="INSERT INTO BIENS VALUES(default,39,36,110010,'24/12/2012','210','470') ;">
            <text:p>INSERT INTO BIENS VALUES(default,39,36,110010,'24/12/2012','210','470') ;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110011">
            <text:p>110011</text:p>
          </table:table-cell>
          <table:table-cell table:formula="of:=CONCATENATE(&quot;'&quot;;[.D45];&quot;/&quot;;[.E45];&quot;/&quot;;[.F45];&quot;'&quot;)" office:value-type="string" office:string-value="'25/1/2011'">
            <text:p>'25/1/2011'</text:p>
          </table:table-cell>
          <table:table-cell table:formula="of:=CONCATENATE(&quot;'&quot;;[.G45];&quot;'&quot;)" office:value-type="string" office:string-value="'220'">
            <text:p>'220'</text:p>
          </table:table-cell>
          <table:table-cell table:formula="of:=CONCATENATE(&quot;'&quot;;[.H45];&quot;'&quot;)" office:value-type="string" office:string-value="'490'">
            <text:p>'490'</text:p>
          </table:table-cell>
          <table:table-cell table:style-name="ce1" table:formula="of:=CONCATENATE(&quot;INSERT INTO BIENS VALUES(default,&quot;;[.A23];&quot;,&quot;;[.B23];&quot;,&quot;;[.C23];&quot;,&quot;;[.D23];&quot;,&quot;;[.E23];&quot;,&quot;;[.F23];&quot;) ;&quot;)" office:value-type="string" office:string-value="INSERT INTO BIENS VALUES(default,48,37,110011,'25/1/2011','220','490') ;">
            <text:p>INSERT INTO BIENS VALUES(default,48,37,110011,'25/1/2011','220','490') ;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10012">
            <text:p>110012</text:p>
          </table:table-cell>
          <table:table-cell table:formula="of:=CONCATENATE(&quot;'&quot;;[.D46];&quot;/&quot;;[.E46];&quot;/&quot;;[.F46];&quot;'&quot;)" office:value-type="string" office:string-value="'26/2/2012'">
            <text:p>'26/2/2012'</text:p>
          </table:table-cell>
          <table:table-cell table:formula="of:=CONCATENATE(&quot;'&quot;;[.G46];&quot;'&quot;)" office:value-type="string" office:string-value="'230'">
            <text:p>'230'</text:p>
          </table:table-cell>
          <table:table-cell table:formula="of:=CONCATENATE(&quot;'&quot;;[.H46];&quot;'&quot;)" office:value-type="string" office:string-value="'510'">
            <text:p>'510'</text:p>
          </table:table-cell>
          <table:table-cell table:style-name="ce1" table:formula="of:=CONCATENATE(&quot;INSERT INTO BIENS VALUES(default,&quot;;[.A24];&quot;,&quot;;[.B24];&quot;,&quot;;[.C24];&quot;,&quot;;[.D24];&quot;,&quot;;[.E24];&quot;,&quot;;[.F24];&quot;) ;&quot;)" office:value-type="string" office:string-value="INSERT INTO BIENS VALUES(default,35,38,110012,'26/2/2012','230','510') ;">
            <text:p>INSERT INTO BIENS VALUES(default,35,38,110012,'26/2/2012','230','510') ;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10013">
            <text:p>110013</text:p>
          </table:table-cell>
          <table:table-cell table:formula="of:=CONCATENATE(&quot;'&quot;;[.D47];&quot;/&quot;;[.E47];&quot;/&quot;;[.F47];&quot;'&quot;)" office:value-type="string" office:string-value="'27/3/2011'">
            <text:p>'27/3/2011'</text:p>
          </table:table-cell>
          <table:table-cell table:formula="of:=CONCATENATE(&quot;'&quot;;[.G47];&quot;'&quot;)" office:value-type="string" office:string-value="'240'">
            <text:p>'240'</text:p>
          </table:table-cell>
          <table:table-cell table:formula="of:=CONCATENATE(&quot;'&quot;;[.H47];&quot;'&quot;)" office:value-type="string" office:string-value="'530'">
            <text:p>'530'</text:p>
          </table:table-cell>
          <table:table-cell table:style-name="ce1" table:formula="of:=CONCATENATE(&quot;INSERT INTO BIENS VALUES(default,&quot;;[.A25];&quot;,&quot;;[.B25];&quot;,&quot;;[.C25];&quot;,&quot;;[.D25];&quot;,&quot;;[.E25];&quot;,&quot;;[.F25];&quot;) ;&quot;)" office:value-type="string" office:string-value="INSERT INTO BIENS VALUES(default,15,39,110013,'27/3/2011','240','530') ;">
            <text:p>INSERT INTO BIENS VALUES(default,15,39,110013,'27/3/2011','240','530') ;</text:p>
          </table:table-cell>
          <table:table-cell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10014">
            <text:p>110014</text:p>
          </table:table-cell>
          <table:table-cell table:formula="of:=CONCATENATE(&quot;'&quot;;[.D48];&quot;/&quot;;[.E48];&quot;/&quot;;[.F48];&quot;'&quot;)" office:value-type="string" office:string-value="'4/4/2012'">
            <text:p>'4/4/2012'</text:p>
          </table:table-cell>
          <table:table-cell table:formula="of:=CONCATENATE(&quot;'&quot;;[.G48];&quot;'&quot;)" office:value-type="string" office:string-value="'250'">
            <text:p>'250'</text:p>
          </table:table-cell>
          <table:table-cell table:formula="of:=CONCATENATE(&quot;'&quot;;[.H48];&quot;'&quot;)" office:value-type="string" office:string-value="'550'">
            <text:p>'550'</text:p>
          </table:table-cell>
          <table:table-cell table:style-name="ce1" table:formula="of:=CONCATENATE(&quot;INSERT INTO BIENS VALUES(default,&quot;;[.A26];&quot;,&quot;;[.B26];&quot;,&quot;;[.C26];&quot;,&quot;;[.D26];&quot;,&quot;;[.E26];&quot;,&quot;;[.F26];&quot;) ;&quot;)" office:value-type="string" office:string-value="INSERT INTO BIENS VALUES(default,40,40,110014,'4/4/2012','250','550') ;">
            <text:p>INSERT INTO BIENS VALUES(default,40,40,110014,'4/4/2012','250','550') ;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110015">
            <text:p>110015</text:p>
          </table:table-cell>
          <table:table-cell table:formula="of:=CONCATENATE(&quot;'&quot;;[.D49];&quot;/&quot;;[.E49];&quot;/&quot;;[.F49];&quot;'&quot;)" office:value-type="string" office:string-value="'5/5/2011'">
            <text:p>'5/5/2011'</text:p>
          </table:table-cell>
          <table:table-cell table:formula="of:=CONCATENATE(&quot;'&quot;;[.G49];&quot;'&quot;)" office:value-type="string" office:string-value="'260'">
            <text:p>'260'</text:p>
          </table:table-cell>
          <table:table-cell table:formula="of:=CONCATENATE(&quot;'&quot;;[.H49];&quot;'&quot;)" office:value-type="string" office:string-value="'570'">
            <text:p>'570'</text:p>
          </table:table-cell>
          <table:table-cell table:style-name="ce1" table:formula="of:=CONCATENATE(&quot;INSERT INTO BIENS VALUES(default,&quot;;[.A27];&quot;,&quot;;[.B27];&quot;,&quot;;[.C27];&quot;,&quot;;[.D27];&quot;,&quot;;[.E27];&quot;,&quot;;[.F27];&quot;) ;&quot;)" office:value-type="string" office:string-value="INSERT INTO BIENS VALUES(default,49,41,110015,'5/5/2011','260','570') ;">
            <text:p>INSERT INTO BIENS VALUES(default,49,41,110015,'5/5/2011','260','570') ;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10016">
            <text:p>110016</text:p>
          </table:table-cell>
          <table:table-cell table:formula="of:=CONCATENATE(&quot;'&quot;;[.D50];&quot;/&quot;;[.E50];&quot;/&quot;;[.F50];&quot;'&quot;)" office:value-type="string" office:string-value="'6/6/2012'">
            <text:p>'6/6/2012'</text:p>
          </table:table-cell>
          <table:table-cell table:formula="of:=CONCATENATE(&quot;'&quot;;[.G50];&quot;'&quot;)" office:value-type="string" office:string-value="'270'">
            <text:p>'270'</text:p>
          </table:table-cell>
          <table:table-cell table:formula="of:=CONCATENATE(&quot;'&quot;;[.H50];&quot;'&quot;)" office:value-type="string" office:string-value="'590'">
            <text:p>'590'</text:p>
          </table:table-cell>
          <table:table-cell table:style-name="ce1" table:formula="of:=CONCATENATE(&quot;INSERT INTO BIENS VALUES(default,&quot;;[.A28];&quot;,&quot;;[.B28];&quot;,&quot;;[.C28];&quot;,&quot;;[.D28];&quot;,&quot;;[.E28];&quot;,&quot;;[.F28];&quot;) ;&quot;)" office:value-type="string" office:string-value="INSERT INTO BIENS VALUES(default,36,42,110016,'6/6/2012','270','590') ;">
            <text:p>INSERT INTO BIENS VALUES(default,36,42,110016,'6/6/2012','270','590') ;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10017">
            <text:p>110017</text:p>
          </table:table-cell>
          <table:table-cell table:formula="of:=CONCATENATE(&quot;'&quot;;[.D51];&quot;/&quot;;[.E51];&quot;/&quot;;[.F51];&quot;'&quot;)" office:value-type="string" office:string-value="'7/7/2011'">
            <text:p>'7/7/2011'</text:p>
          </table:table-cell>
          <table:table-cell table:formula="of:=CONCATENATE(&quot;'&quot;;[.G51];&quot;'&quot;)" office:value-type="string" office:string-value="'280'">
            <text:p>'280'</text:p>
          </table:table-cell>
          <table:table-cell table:formula="of:=CONCATENATE(&quot;'&quot;;[.H51];&quot;'&quot;)" office:value-type="string" office:string-value="'610'">
            <text:p>'610'</text:p>
          </table:table-cell>
          <table:table-cell table:style-name="ce1" table:formula="of:=CONCATENATE(&quot;INSERT INTO BIENS VALUES(default,&quot;;[.A29];&quot;,&quot;;[.B29];&quot;,&quot;;[.C29];&quot;,&quot;;[.D29];&quot;,&quot;;[.E29];&quot;,&quot;;[.F29];&quot;) ;&quot;)" office:value-type="string" office:string-value="INSERT INTO BIENS VALUES(default,16,49,110017,'7/7/2011','280','610') ;">
            <text:p>INSERT INTO BIENS VALUES(default,16,49,110017,'7/7/2011','280','610') ;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10018">
            <text:p>110018</text:p>
          </table:table-cell>
          <table:table-cell table:formula="of:=CONCATENATE(&quot;'&quot;;[.D52];&quot;/&quot;;[.E52];&quot;/&quot;;[.F52];&quot;'&quot;)" office:value-type="string" office:string-value="'8/8/2012'">
            <text:p>'8/8/2012'</text:p>
          </table:table-cell>
          <table:table-cell table:formula="of:=CONCATENATE(&quot;'&quot;;[.G52];&quot;'&quot;)" office:value-type="string" office:string-value="'290'">
            <text:p>'290'</text:p>
          </table:table-cell>
          <table:table-cell table:formula="of:=CONCATENATE(&quot;'&quot;;[.H52];&quot;'&quot;)" office:value-type="string" office:string-value="'630'">
            <text:p>'630'</text:p>
          </table:table-cell>
          <table:table-cell table:style-name="ce1" table:formula="of:=CONCATENATE(&quot;INSERT INTO BIENS VALUES(default,&quot;;[.A30];&quot;,&quot;;[.B30];&quot;,&quot;;[.C30];&quot;,&quot;;[.D30];&quot;,&quot;;[.E30];&quot;,&quot;;[.F30];&quot;) ;&quot;)" office:value-type="string" office:string-value="INSERT INTO BIENS VALUES(default,41,50,110018,'8/8/2012','290','630') ;">
            <text:p>INSERT INTO BIENS VALUES(default,41,50,110018,'8/8/2012','290','630') ;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float" office:value="110">
            <text:p>11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 office:value-type="float" office:value="120">
            <text:p>1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  <table:table-cell office:value-type="float" office:value="130">
            <text:p>13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  <table:table-cell office:value-type="float" office:value="140">
            <text:p>1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  <table:table-cell office:value-type="float" office:value="160">
            <text:p>160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12">
            <text:p>2012</text:p>
          </table:table-cell>
          <table:table-cell office:value-type="float" office:value="170">
            <text:p>17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011">
            <text:p>2011</text:p>
          </table:table-cell>
          <table:table-cell office:value-type="float" office:value="180">
            <text:p>180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12">
            <text:p>2012</text:p>
          </table:table-cell>
          <table:table-cell office:value-type="float" office:value="190">
            <text:p>190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011">
            <text:p>2011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012">
            <text:p>2012</text:p>
          </table:table-cell>
          <table:table-cell office:value-type="float" office:value="210">
            <text:p>21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220">
            <text:p>220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float" office:value="230">
            <text:p>23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 office:value-type="float" office:value="240">
            <text:p>24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2012">
            <text:p>2012</text:p>
          </table:table-cell>
          <table:table-cell office:value-type="float" office:value="250">
            <text:p>25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">
            <text:p>5</text:p>
          </table:table-cell>
          <table:table-cell office:value-type="float" office:value="2011">
            <text:p>2011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6">
            <text:p>6</text:p>
          </table:table-cell>
          <table:table-cell office:value-type="float" office:value="2012">
            <text:p>2012</text:p>
          </table:table-cell>
          <table:table-cell office:value-type="float" office:value="270">
            <text:p>27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7">
            <text:p>7</text:p>
          </table:table-cell>
          <table:table-cell office:value-type="float" office:value="2011">
            <text:p>2011</text:p>
          </table:table-cell>
          <table:table-cell office:value-type="float" office:value="280">
            <text:p>280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8">
            <text:p>8</text:p>
          </table:table-cell>
          <table:table-cell office:value-type="float" office:value="2012">
            <text:p>2012</text:p>
          </table:table-cell>
          <table:table-cell office:value-type="float" office:value="290">
            <text:p>29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">
            <text:p>9</text:p>
          </table:table-cell>
          <table:table-cell office:value-type="float" office:value="2011">
            <text:p>2011</text:p>
          </table:table-cell>
          <table:table-cell office:value-type="float" office:value="300">
            <text:p>3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2012">
            <text:p>2012</text:p>
          </table:table-cell>
          <table:table-cell office:value-type="float" office:value="310">
            <text:p>310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1">
            <text:p>11</text:p>
          </table:table-cell>
          <table:table-cell office:value-type="float" office:value="2011">
            <text:p>2011</text:p>
          </table:table-cell>
          <table:table-cell office:value-type="float" office:value="320">
            <text:p>320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2">
            <text:p>12</text:p>
          </table:table-cell>
          <table:table-cell office:value-type="float" office:value="2011">
            <text:p>2011</text:p>
          </table:table-cell>
          <table:table-cell office:value-type="float" office:value="330">
            <text:p>330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340">
            <text:p>34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 office:value-type="float" office:value="350">
            <text:p>3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float" office:value="360">
            <text:p>36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 office:value-type="float" office:value="370">
            <text:p>37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office:value-type="float" office:value="380">
            <text:p>38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  <table:table-cell office:value-type="float" office:value="390">
            <text:p>39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  <table:table-cell office:value-type="float" office:value="400">
            <text:p>400</text:p>
          </table:table-cell>
          <table:table-cell office:value-type="float" office:value="850">
            <text:p>8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22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date>2012-03-13T22:43:39</dc:date>
    <dc:creator>Gilles </dc:creator>
    <meta:editing-duration>PT54M25S</meta:editing-duration>
    <meta:editing-cycles>6</meta:editing-cycles>
    <meta:document-statistic meta:table-count="2" meta:cell-count="533" meta:object-count="0"/>
  </office:meta>
</office:document-meta>
</file>